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layer="layout" svg:width="8cm" svg:height="1.25cm" svg:x="3cm" svg:y="3cm">
          <draw:text-box>
            <text:p>Page 1.</text:p>
          </draw:text-box>
        </draw:frame>
      </draw:page>
      <draw:page draw:name="page2" draw:style-name="dp1" draw:master-page-name="Domyślnie">
        <draw:frame draw:style-name="gr1" draw:layer="layout" svg:width="11.5cm" svg:height="1.25cm" svg:x="3.5cm" svg:y="3cm">
          <draw:text-box>
            <text:p>Page 2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nnnn Sssss</meta:initial-creator>
    <meta:creation-date>2013-03-09T18:41:24</meta:creation-date>
    <dc:date>2013-03-09T18:47:04</dc:date>
    <dc:creator>Nnnnn2 Sssss2</dc:creator>
    <meta:editing-duration>P0D</meta:editing-duration>
    <meta:editing-cycles>1</meta:editing-cycles>
    <meta:generator>LibreOffice/3.6$Linux_x86 LibreOffice_project/360m1$Build-304</meta:generator>
    <meta:document-statistic meta:object-count="2"/>
  </office:meta>
</office:document-meta>
</file>